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2250ce"/>
    </style:style>
    <style:style style:name="P2" style:family="paragraph" style:parent-style-name="Text_20_body" style:list-style-name="L1">
      <style:text-properties officeooo:rsid="002250ce" officeooo:paragraph-rsid="002250ce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 style:list-style-name="L1">
      <style:paragraph-properties fo:margin-top="0in" fo:margin-bottom="0in" loext:contextual-spacing="false"/>
      <style:text-properties officeooo:paragraph-rsid="001f9ee6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officeooo:rsid="001e6675" officeooo:paragraph-rsid="001e6675"/>
    </style:style>
    <style:style style:name="P6" style:family="paragraph" style:parent-style-name="Text_20_body">
      <style:paragraph-properties fo:margin-top="0in" fo:margin-bottom="0in" loext:contextual-spacing="false"/>
      <style:text-properties officeooo:rsid="001e6675" officeooo:paragraph-rsid="001e6675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rsid="001f9ee6" officeooo:paragraph-rsid="001f9ee6"/>
    </style:style>
    <style:style style:name="P8" style:family="paragraph" style:parent-style-name="Text_20_body" style:list-style-name="L3">
      <style:paragraph-properties fo:margin-top="0in" fo:margin-bottom="0in" loext:contextual-spacing="false"/>
      <style:text-properties officeooo:rsid="001f9ee6" officeooo:paragraph-rsid="001fcb98"/>
    </style:style>
    <style:style style:name="P9" style:family="paragraph" style:parent-style-name="Text_20_body">
      <style:paragraph-properties fo:margin-top="0in" fo:margin-bottom="0in" loext:contextual-spacing="false"/>
      <style:text-properties officeooo:rsid="001fcb98" officeooo:paragraph-rsid="001fcb98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rsid="001fcb98" officeooo:paragraph-rsid="001fcb98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officeooo:rsid="0020b54b" officeooo:paragraph-rsid="0020b54b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officeooo:rsid="0020c546" officeooo:paragraph-rsid="002250ce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rsid="002250ce" officeooo:paragraph-rsid="002250ce"/>
    </style:style>
    <style:style style:name="T1" style:family="text">
      <style:text-properties officeooo:rsid="001f9ee6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fcb98" style:font-style-asian="normal" style:font-style-complex="normal"/>
    </style:style>
    <style:style style:name="T4" style:family="text">
      <style:text-properties officeooo:rsid="002250ce"/>
    </style:style>
    <style:style style:name="T5" style:family="text">
      <style:text-properties officeooo:rsid="0022ab34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91909307996402682" text:style-name="L1">
        <text:list-item>
          <text:p text:style-name="P3">Think back to when you decided to take AP Computer Science. </text:p>
          <text:list>
            <text:list-item>
              <text:p text:style-name="P3">What were your reasons for taking the course? </text:p>
            </text:list-item>
          </text:list>
        </text:list-item>
      </text:list>
      <text:p text:style-name="P6"><text:tab/><text:tab/>I took this cource because I wanted to learn how to program in java.</text:p>
      <text:list xml:id="list194247946779927" text:continue-numbering="true" text:style-name="L1">
        <text:list-item>
          <text:list>
            <text:list-item>
              <text:p text:style-name="P3">Describe what you used to think computer science was all about.</text:p>
            </text:list-item>
            <text:list-item>
              <text:p text:style-name="P5">I used to think computer science equals programming, I've lerent that's not true, e.g a user can “program” a computer to sort text or numbers and use the result, but it takes a computer scientist to analyze the problem and implement <text:span text:style-name="T1">an efferent solution.</text:span></text:p>
            </text:list-item>
            <text:list-item>
              <text:p text:style-name="P3">What did you think you were going to learn? </text:p>
              <text:p text:style-name="P7">How to programing a computer.</text:p>
            </text:list-item>
          </text:list>
        </text:list-item>
        <text:list-item>
          <text:p text:style-name="P4">Consider how far you have come from your first HelloWorld.java program. </text:p>
          <text:list>
            <text:list-item>
              <text:p text:style-name="P3">Today, if someone asked you what computer is about, what would you say? </text:p>
            </text:list-item>
          </text:list>
        </text:list-item>
      </text:list>
      <text:list xml:id="list3616800315766282637" text:style-name="L3">
        <text:list-item>
          <text:list>
            <text:list-header>
              <text:p text:style-name="P8"><text:span text:style-name="T3">First and foremost computer <text:s/></text:span><text:span text:style-name="T2">science </text:span><text:span text:style-name="T3">is learning how to solve a problem algorithmically, the code is we write is just a tool we use to express ourselves to the machine.</text:span></text:p>
              <text:p text:style-name="P8"><text:span text:style-name="T3"/></text:p>
            </text:list-header>
          </text:list>
        </text:list-item>
      </text:list>
      <text:list xml:id="list194249185367650" text:continue-list="list194247946779927" text:style-name="L1">
        <text:list-item>
          <text:list>
            <text:list-item>
              <text:p text:style-name="P3">Describe some things that you learned that surprised you during the course.</text:p>
              <text:p text:style-name="P10">I way surprised how things everyday objects like dice can be simulated by code. Also the labs took some the magic out of digital photographs.</text:p>
              <text:p text:style-name="P11">It's amazing the sorts of things I've learned to translate into code, e,g shuffling a deck of cards, or sorting and searching objects.</text:p>
            </text:list-item>
          </text:list>
        </text:list-item>
      </text:list>
      <text:p text:style-name="P9"/>
      <text:list xml:id="list194247689935158" text:continue-numbering="true" text:style-name="L1">
        <text:list-item>
          <text:list>
            <text:list-item>
              <text:p text:style-name="P3">When you think about the future, in what ways are you better or less prepared to deal with technology issues that may affect you personally or society in general? </text:p>
              <text:p text:style-name="P3"/>
            </text:list-item>
          </text:list>
        </text:list-item>
        <text:list-item>
          <text:p text:style-name="P3">Describe a lesson that was challenging or interesting. What was it about the lesson that made it memorable? </text:p>
          <text:p text:style-name="P12"><text:s/>The ceaser shift assignment <text:s/>that was both <text:s/>challenging and fun. Recursion<text:span text:style-name="T4"> was very difficult at first but by module 17 I was all recursive:).</text:span></text:p>
          <text:p text:style-name="P12"><text:span text:style-name="T4">Also learned about String.format() did not need to sprice strings anymore.*</text:span></text:p>
          <text:p text:style-name="P13"/>
        </text:list-item>
        <text:list-item>
          <text:p text:style-name="P3">Describe a lesson that you would like to see changed. Make a specific recommendation to improve this lesson. <text:s/><text:span text:style-name="T5">Maybe add a GUI lesson? It's in iemacs but but it would be nice if it was covered on flvs.</text:span></text:p>
        </text:list-item>
        <text:list-item>
          <text:p text:style-name="P1">What career possibilities do you see for yourself in the future? How might technology be involved? <text:s/><text:span text:style-name="T4">Most likely a <text:s/>programmer or some other CS related field .</text:span></text:p>
          <text:p text:style-name="P1"><text:span text:style-name="T4">*(See line 19 Item.java &amp;&amp; </text:span><text:a xlink:type="simple" xlink:href="http://www.urbandictionary.com/define.php?term=Sprice" text:style-name="Internet_20_link" text:visited-style-name="Visited_20_Internet_20_Link"><text:span text:style-name="T4">http://www.urbandictionary.com/define.php?term=Sprice</text:span></text:a><text:span text:style-name="T4">)</text:span></text:p>
          <text:p text:style-name="P2">**(Picture lab (don't know the exact assignment number) also contains a few “jokes” if you can call them that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07:03.231278647</meta:creation-date>
    <dc:date>2015-06-05T19:42:47.499579957</dc:date>
    <meta:editing-duration>PT18M1S</meta:editing-duration>
    <meta:editing-cycles>4</meta:editing-cycles>
    <meta:generator>LibreOffice/4.3.6.2$Linux_X86_64 LibreOffice_project/430$Build-2</meta:generator>
    <meta:document-statistic meta:table-count="0" meta:image-count="0" meta:object-count="0" meta:page-count="1" meta:paragraph-count="23" meta:word-count="406" meta:character-count="2290" meta:non-whitespace-character-count="1907"/>
  </office:meta>
</office:document-meta>
</file>